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0C88D09DD1D47B84240.png" manifest:media-type="image/png"/>
  <manifest:file-entry manifest:full-path="Pictures/10000000000000C8000000C8E62F59333C79EE0F.png" manifest:media-type="image/png"/>
  <manifest:file-entry manifest:full-path="Pictures/10000000000000C8000000C80327E112CB48F0C7.png" manifest:media-type="image/png"/>
  <manifest:file-entry manifest:full-path="Pictures/10000000000000C8000000C86C472CF228E9B49E.png" manifest:media-type="image/png"/>
  <manifest:file-entry manifest:full-path="Pictures/10000000000000C8000000C8DE9E9FE4E3FF4B32.png" manifest:media-type="image/png"/>
  <manifest:file-entry manifest:full-path="Pictures/10000000000000C8000000C8E3C6C1082A32E1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ec77" officeooo:paragraph-rsid="0012ec77"/>
    </style:style>
    <style:style style:name="P2" style:family="paragraph" style:parent-style-name="Standard">
      <style:paragraph-properties fo:break-before="page"/>
      <style:text-properties officeooo:rsid="0012ec77" officeooo:paragraph-rsid="0012ec7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15cm" svg:height="15cm" draw:z-index="0"><draw:image xlink:href="Pictures/10000000000000C8000000C8DE9E9FE4E3FF4B32.png" xlink:type="simple" xlink:show="embed" xlink:actuate="onLoad" loext:mime-type="image/png"/></draw:frame></text:p>
      <text:p text:style-name="P2"><draw:frame draw:style-name="fr1" draw:name="Imagen2" text:anchor-type="paragraph" svg:width="15cm" svg:height="15cm" draw:z-index="1"><draw:image xlink:href="Pictures/10000000000000C8000000C8E3C6C1082A32E1B5.png" xlink:type="simple" xlink:show="embed" xlink:actuate="onLoad" loext:mime-type="image/png"/></draw:frame></text:p>
      <text:p text:style-name="P2"><draw:frame draw:style-name="fr1" draw:name="Imagen3" text:anchor-type="paragraph" svg:width="15cm" svg:height="15cm" draw:z-index="2"><draw:image xlink:href="Pictures/10000000000000C8000000C80327E112CB48F0C7.png" xlink:type="simple" xlink:show="embed" xlink:actuate="onLoad" loext:mime-type="image/png"/></draw:frame></text:p>
      <text:p text:style-name="P2"><draw:frame draw:style-name="fr1" draw:name="Imagen4" text:anchor-type="paragraph" svg:width="15cm" svg:height="15cm" draw:z-index="3"><draw:image xlink:href="Pictures/10000000000000C8000000C86C472CF228E9B49E.png" xlink:type="simple" xlink:show="embed" xlink:actuate="onLoad" loext:mime-type="image/png"/></draw:frame></text:p>
      <text:p text:style-name="P2"><draw:frame draw:style-name="fr1" draw:name="Imagen5" text:anchor-type="paragraph" svg:width="15cm" svg:height="15cm" draw:z-index="4"><draw:image xlink:href="Pictures/10000000000000C8000000C8E62F59333C79EE0F.png" xlink:type="simple" xlink:show="embed" xlink:actuate="onLoad" loext:mime-type="image/png"/></draw:frame></text:p>
      <text:p text:style-name="P2"><draw:frame draw:style-name="fr1" draw:name="Imagen6" text:anchor-type="paragraph" svg:width="15cm" svg:height="15cm" draw:z-index="5"><draw:image xlink:href="Pictures/10000000000000C8000000C88D09DD1D47B8424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2T14:16:55.977797610</meta:creation-date>
    <dc:date>2023-05-24T15:44:08.754359966</dc:date>
    <meta:editing-duration>P2DT1H17M2S</meta:editing-duration>
    <meta:editing-cycles>1</meta:editing-cycles>
    <meta:generator>LibreOffice/6.0.7.3$Linux_X86_64 LibreOffice_project/00m0$Build-3</meta:generator>
    <meta:document-statistic meta:table-count="0" meta:image-count="6" meta:object-count="0" meta:page-count="6" meta:paragraph-count="0" meta:word-count="0" meta:character-count="0" meta:non-whitespace-character-count="0"/>
  </office:meta>
</office:document-meta>
</file>